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9a9a9" draw:textarea-horizontal-align="justify" draw:textarea-vertical-align="middle" draw:auto-grow-height="false" fo:min-height="3.75cm" fo:min-width="6.5cm"/>
    </style:style>
    <style:style style:name="P1" style:family="paragraph">
      <loext:graphic-properties draw:fill-color="#a9a9a9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4cm" draw:transform="skewX (0.785398163397448) rotate (-0.523598775598299) translate (7.701cm 3.51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5T15:10:50.086000000</meta:creation-date>
    <dc:title>w24h16</dc:title>
    <meta:editing-duration>PT7M36S</meta:editing-duration>
    <meta:editing-cycles>4</meta:editing-cycles>
    <meta:generator>BforCommit/7.2.0.0.alpha0$Windows_X86_64 LibreOffice_project/9617bc9544cd569066ff187c3672a87fe28fe17f</meta:generator>
    <meta:initial-creator>Regina Henschel</meta:initial-creator>
    <dc:date>2020-12-15T16:53:56.627000000</dc:date>
    <dc:creator>Regina Henschel</dc:creator>
    <meta:document-statistic meta:object-count="1"/>
    <meta:template xlink:type="simple" xlink:actuate="onRequest" xlink:title="w24h16" xlink:href="../../../../../instdir/user/template/w24h16.otg" meta:date="2020-12-15T15:10:45.493000000"/>
  </office:meta>
</office:document-meta>
</file>